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 fo:text-align="center"/>
      <style:text-properties style:font-name="Arial" style:font-name-complex="Arial"/>
    </style:style>
    <style:style style:name="P2" style:parent-style-name="Título2" style:family="paragraph">
      <style:paragraph-properties fo:text-align="center"/>
      <style:text-properties style:font-name="Arial" style:font-name-complex="Arial"/>
    </style:style>
    <style:style style:name="P3" style:parent-style-name="Párrafodelista" style:family="paragraph">
      <style:paragraph-properties fo:text-align="justify" fo:line-height="150%"/>
      <style:text-properties style:font-name="Arial" style:font-name-complex="Arial" fo:font-size="12pt" style:font-size-asian="12pt"/>
    </style:style>
    <style:style style:name="P4" style:parent-style-name="Párrafodelista" style:family="paragraph">
      <style:paragraph-properties fo:text-align="justify" fo:line-height="150%"/>
      <style:text-properties style:font-name="Arial" style:font-name-complex="Arial" fo:font-size="12pt" style:font-size-asian="12pt"/>
    </style:style>
    <style:style style:name="P5" style:parent-style-name="Párrafodelista" style:family="paragraph">
      <style:paragraph-properties fo:text-align="justify" fo:line-height="150%"/>
      <style:text-properties style:font-name="Arial" style:font-name-complex="Arial" fo:font-size="12pt" style:font-size-asian="12pt"/>
    </style:style>
    <style:style style:name="P6" style:parent-style-name="Párrafodelista" style:family="paragraph">
      <style:paragraph-properties fo:text-align="justify" fo:line-height="150%"/>
      <style:text-properties style:font-name="Arial" style:font-name-complex="Arial" fo:font-size="12pt" style:font-size-asian="12pt"/>
    </style:style>
    <style:style style:name="P7" style:parent-style-name="Párrafodelista" style:family="paragraph">
      <style:paragraph-properties fo:text-align="justify" fo:line-height="150%"/>
      <style:text-properties style:font-name="Arial" style:font-name-complex="Arial" fo:font-size="12pt" style:font-size-asian="12pt"/>
    </style:style>
    <style:style style:name="P8" style:parent-style-name="Párrafodelista" style:family="paragraph">
      <style:paragraph-properties fo:text-align="justify" fo:line-height="150%"/>
      <style:text-properties style:font-name="Arial" style:font-name-complex="Arial" fo:font-size="12pt" style:font-size-asian="12pt"/>
    </style:style>
    <style:style style:name="P9" style:parent-style-name="Párrafodelista" style:family="paragraph">
      <style:paragraph-properties fo:text-align="justify" fo:line-height="150%"/>
      <style:text-properties style:font-name="Arial" style:font-name-complex="Arial" fo:font-size="12pt" style:font-size-asian="12pt"/>
    </style:style>
    <style:style style:name="P10" style:parent-style-name="Párrafodelista" style:family="paragraph">
      <style:paragraph-properties fo:text-align="justify" fo:line-height="150%"/>
      <style:text-properties style:font-name="Arial" style:font-name-complex="Arial" fo:font-size="12pt" style:font-size-asian="12pt"/>
    </style:style>
    <style:style style:name="P11" style:parent-style-name="Párrafodelista" style:family="paragraph">
      <style:paragraph-properties fo:text-align="justify" fo:line-height="150%"/>
    </style:style>
    <style:style style:name="T12" style:parent-style-name="Fuentedepárrafopredeter." style:family="text">
      <style:text-properties style:font-name="Arial" style:font-name-complex="Arial" fo:font-size="12pt" style:font-size-asian="12pt"/>
    </style:style>
    <style:style style:name="T13" style:parent-style-name="Fuentedepárrafopredeter." style:family="text">
      <style:text-properties style:font-name="Arial" style:font-name-complex="Arial" fo:font-size="12pt" style:font-size-asian="12pt"/>
    </style:style>
  </office:automatic-styles>
  <office:body>
    <office:text text:use-soft-page-breaks="true">
      <text:h text:style-name="P1" text:outline-level="1">Bitácora personal</text:h>
      <text:h text:style-name="P2" text:outline-level="2">Jose Alfredo Villegas</text:h>
      <text:p text:style-name="Normal"/>
      <text:list text:style-name="LFO1" text:continue-numbering="true">
        <text:list-item>
          <text:p text:style-name="P3">Sábado 24 de agosto,</text:p>
          <text:list text:continue-numbering="true">
            <text:list-item>
              <text:p text:style-name="P4">Se trabaja en la elaboración del diagrama de dominio en conjunto con el compañero Jimmy.<text:s/></text:p>
            </text:list-item>
            <text:list-item>
              <text:p text:style-name="P5">Redacto en el documentación escrita el funcionamiento del sistema actual como lo fue descrito el cliente, con ello se detalla puntualmente los pasos utilizados en la empresa la cual trabajamos.</text:p>
            </text:list-item>
            <text:list-item>
              <text:p text:style-name="P6">Se redactaron en grupo las descripciones generales del sistema.</text:p>
            </text:list-item>
          </text:list>
        </text:list-item>
        <text:list-item>
          <text:p text:style-name="P7">Sábado 3 de setiembre,</text:p>
          <text:list text:continue-numbering="true">
            <text:list-item>
              <text:p text:style-name="P8">Trabajo en los casos de uso escritos los cuales se detallan puntualmente el funcionamiento de los casos datos en el diagrama.</text:p>
            </text:list-item>
            <text:list-item>
              <text:p text:style-name="P9"/>
            </text:list-item>
          </text:list>
        </text:list-item>
        <text:list-item>
          <text:p text:style-name="P10">Domingo 4 de Setiembre,</text:p>
          <text:list text:continue-numbering="true">
            <text:list-item>
              <text:p text:style-name="P11"><text:span text:style-name="T12"><text:s/></text:span><text:span text:style-name="T13">Se trabajan los cambios en el diagrama de Dominio junto el compañero Jimmy Miranda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C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se Villegas</meta:initial-creator>
    <dc:creator>Jose Villegas</dc:creator>
    <meta:creation-date>2016-09-05T03:41:00Z</meta:creation-date>
    <dc:date>2016-09-05T05:56:00Z</dc:date>
    <meta:template xlink:href="Normal.dotm" xlink:type="simple"/>
    <meta:editing-cycles>1</meta:editing-cycles>
    <meta:editing-duration>PT8100S</meta:editing-duration>
    <meta:document-statistic meta:page-count="1" meta:paragraph-count="1" meta:word-count="102" meta:character-count="668" meta:row-count="4" meta:non-whitespace-character-count="567"/>
  </office:meta>
</office:document-meta>
</file>